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df8" officeooo:paragraph-rsid="00115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variabile_1}</text:p>
      <text:p text:style-name="P1">{variabile_2}</text:p>
      <text:p text:style-name="P1">{variabile_1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3" meta:word-count="3" meta:character-count="39" meta:non-whitespace-character-count="39"/>
  </office:meta>
</office:document-meta>
</file>